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aco" svg:font-family="Monaco, MonacoRegular, 'Courier New', monospace"/>
    <style:font-face style:name="inherit" svg:font-family="inherit"/>
    <style:font-face style:name="verdana" svg:font-family="verdan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32603" officeooo:paragraph-rsid="00032603" style:font-weight-asian="bold" style:font-weight-complex="bold"/>
    </style:style>
    <style:style style:name="P2" style:family="paragraph" style:parent-style-name="Standard">
      <style:text-properties officeooo:rsid="0004f99b" officeooo:paragraph-rsid="0004f99b"/>
    </style:style>
    <style:style style:name="P3" style:family="paragraph" style:parent-style-name="Standard">
      <style:text-properties fo:color="#000000" officeooo:rsid="0004f99b" officeooo:paragraph-rsid="0004f99b"/>
    </style:style>
    <style:style style:name="T1" style:family="text">
      <style:text-properties officeooo:rsid="00032603"/>
    </style:style>
    <style:style style:name="T2" style:family="text">
      <style:text-properties fo:color="#000000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color="#ce181e"/>
    </style:style>
    <style:style style:name="T5" style:family="text">
      <style:text-properties fo:color="#ce181e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66b3"/>
    </style:style>
    <style:style style:name="T8" style:family="text">
      <style:text-properties fo:color="#0066b3" fo:font-weight="bold" style:font-weight-asian="bold" style:font-weight-complex="bold"/>
    </style:style>
    <style:style style:name="T9" style:family="text">
      <style:text-properties fo:color="#00aa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63"/><text:span text:style-name="T1">C++ Notes</text:span></text:p>
      <text:p text:style-name="Standard"/>
      <text:p text:style-name="P1">Global Variable</text:p>
      <text:p text:style-name="P2">If we want to make a global variable internal (able to be used only within a single file), we can use the static keyword to do so:</text:p>
      <text:p text:style-name="P2"><text:span text:style-name="T5">static</text:span> <text:span text:style-name="T8">int</text:span> <text:span text:style-name="T6">g_x</text:span>; <text:span text:style-name="T9">// g_x is static, and can only be used within this file</text:span></text:p>
      <text:p text:style-name="P2"><text:span text:style-name="T9"/></text:p>
      <text:p text:style-name="P2"><text:span text:style-name="T9"><text:s/></text:span><text:span text:style-name="T2"><text:s/>If we want to make a global variable external (able to be used anywhere in our program), we can use the extern keyword to do so:</text:span></text:p>
      <text:p text:style-name="P2"><text:span text:style-name="T5">extern</text:span><text:span text:style-name="T2"> </text:span><text:span text:style-name="T8">double</text:span><text:span text:style-name="T2"> </text:span><text:span text:style-name="T3">g_y(9.8)</text:span><text:span text:style-name="T2">; </text:span><text:span text:style-name="T9">// g_y is external, and can be used by other files</text:span></text:p>
      <text:p text:style-name="P2"><text:span text:style-name="T9"/></text:p>
      <text:p text:style-name="P3">By default, non-const variables declared outside of a function are assumed to be externa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aco" svg:font-family="Monaco, MonacoRegular, 'Courier New', monospace"/>
    <style:font-face style:name="inherit" svg:font-family="inherit"/>
    <style:font-face style:name="verdana" svg:font-family="verdan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10:29:41.606139852</meta:creation-date>
    <dc:date>2018-11-15T10:42:06.202067846</dc:date>
    <meta:editing-duration>PT2M16S</meta:editing-duration>
    <meta:editing-cycles>2</meta:editing-cycles>
    <meta:generator>LibreOffice/6.0.6.2$Linux_X86_64 LibreOffice_project/00m0$Build-2</meta:generator>
    <meta:document-statistic meta:table-count="0" meta:image-count="0" meta:object-count="0" meta:page-count="1" meta:paragraph-count="7" meta:word-count="100" meta:character-count="581" meta:non-whitespace-character-count="423"/>
  </office:meta>
</office:document-meta>
</file>